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7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8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1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T14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15" style:parent-style-name="Policepardéfaut" style:family="text">
      <style:text-properties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Part I: File Database</text:span><text:span text:style-name="T3"><text:line-break/>Extract President Names from File Names:</text:span><text:span text:style-name="T4"><text:line-break/></text:span><text:span text:style-name="T5"><text:line-break/></text:span><text:span text:style-name="T6">Write a function that takes the list of file names and extracts the president names.</text:span><text:span text:style-name="T7"><text:line-break/>Associate First Name with Each President:</text:span><text:span text:style-name="T8"><text:line-break/></text:span><text:span text:style-name="T9"><text:line-break/></text:span><text:span text:style-name="T10">Create a dictionary that associates each president with their first name.</text:span><text:span text:style-name="T11"><text:line-break/>Display List of President Names:</text:span><text:span text:style-name="T12"><text:line-break/></text:span><text:span text:style-name="T13"><text:line-break/></text:span><text:span text:style-name="T14">Write a function to display the list of president names, taking care of duplicates</text:span><text:span text:style-name="T15">.</text:span><text:span text:style-name="T16"><text:line-break/>Convert Texts to Lower Case and Remove Punctuation:</text:span><text:span text:style-name="T17"><text:line-break/></text:span><text:span text:style-name="T18"><text:line-break/>Write a function to read each file, convert the text to lowercase, and remove punctuation, storing the result in the "cleaned" directory.</text:span><text:span text:style-name="T19"><text:line-break/></text:span></text:p>
      <text:p text:style-name="P20"/>
      <text:p text:style-name="P21"/>
      <text:p text:style-name="P22">Part II: TF-IDF Method<text:line-break/>Count Word Occurrences in a String:<text:line-break/><text:line-break/>Write a function that takes a string as input and returns a dictionary with word occurrences.<text:line-break/>Calculate IDF for Each Word:<text:line-break/><text:line-break/>Write a function that takes the directory as input and returns a dictionary associating IDF scores with each word.<text:line-break/>Calculate TF-IDF Score for Each Word in Each Document:<text:line-break/>Write a function that takes the directory as input and returns the TF-IDF matrix.<text:line-break/></text:p>
      <text:p text:style-name="P23"/>
      <text:p text:style-name="P24"/>
      <text:p text:style-name="P25">Part III: Features<text:line-break/>Display List of Least Important Words:<text:line-break/><text:line-break/>Write a function that displays the list of words with TF-IDF scores equal to 0 in all files.<text:line-break/>Display Word(s) with Highest TF-IDF Score:<text:line-break/><text:line-break/>Write a function that displays the word(s) with the highest TF-IDF scores.<text:line-break/>Most Repeated Word(s) by President Chirac:<text:line-break/><text:line-break/>Write a function that indicates the most repeated word(s) by President Chirac.<text:line-break/>President(s) who Spoke of "Nation" the Most:<text:line-break/><text:line-break/>Write a function that indicates the president(s) who spoke about the "Nation" and the one who repeated it the most times.<text:line-break/>First President to Talk about Climate and/or Ecology:<text:line-break/><text:line-break/>Write a function that identifies the first president to talk about "climate" and/or "ecology."<text:line-break/>Words Mentioned by All Presidents (Except Unimportant Words):<text:line-break/><text:line-break/>Write a function that identifies the words mentioned by all presidents except the so-called "unimportant" words.<text:line-break/></text:p>
      <text:soft-page-break/>
      <text:p text:style-name="P26">Part IV: Main Program<text:line-break/>User Menu:<text:line-break/><text:line-break/>Write a main program that presents a menu to the user.<text:line-break/>Invoke Functions Based on User Input:<text:line-break/><text:s/>Based on the user's choice, invoke the corresponding function from the above steps.<text:line-break/></text:p>
      <text:p text:style-name="P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y YOUSSAME MBILI</dc:creator>
    <meta:creation-date>2023-11-17T14:13:00Z</meta:creation-date>
    <dc:date>2023-11-17T14:38:00Z</dc:date>
    <meta:template xlink:href="Normal" xlink:type="simple"/>
    <meta:editing-cycles>3</meta:editing-cycles>
    <meta:editing-duration>PT2460S</meta:editing-duration>
    <meta:document-statistic meta:page-count="2" meta:paragraph-count="4" meta:word-count="326" meta:character-count="2116" meta:row-count="14" meta:non-whitespace-character-count="1794"/>
  </office:meta>
</office:document-meta>
</file>